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BC_3a_paragraph" style:list-style-name="L1">
      <style:text-properties style:font-name="Courier New"/>
    </style:style>
    <style:style style:name="P2" style:family="paragraph" style:parent-style-name="SBC_3a_paragraph" style:list-style-name="L1">
      <style:paragraph-properties fo:text-align="start" style:justify-single-word="false"/>
    </style:style>
    <style:style style:name="P3" style:family="paragraph" style:parent-style-name="SBC_3a_paragraph" style:list-style-name="L3">
      <style:paragraph-properties fo:text-align="start" style:justify-single-word="false"/>
    </style:style>
    <style:style style:name="P4" style:family="paragraph" style:parent-style-name="SBC_3a_paragraph" style:list-style-name="L1">
      <style:text-properties style:font-name="Times New Roman"/>
    </style:style>
    <style:style style:name="P5" style:family="paragraph" style:parent-style-name="SBC_3a_paragraph" style:list-style-name="L1">
      <style:paragraph-properties fo:text-align="start" style:justify-single-word="false"/>
      <style:text-properties style:font-name="Times New Roman"/>
    </style:style>
    <style:style style:name="P6" style:family="paragraph" style:parent-style-name="SBC_3a_paragraph" style:list-style-name="L1">
      <style:paragraph-properties fo:margin-left="0cm" fo:margin-right="0cm" fo:text-indent="0cm" style:auto-text-indent="false"/>
    </style:style>
    <style:style style:name="P7" style:family="paragraph" style:parent-style-name="SBC_3a_paragraph" style:list-style-name="L1">
      <style:paragraph-properties fo:margin-left="0cm" fo:margin-right="0cm" fo:text-indent="0cm" style:auto-text-indent="false"/>
      <style:text-properties style:font-name="Courier New"/>
    </style:style>
    <style:style style:name="P8" style:family="paragraph" style:parent-style-name="SBC_3a_paragraph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BC_3a_paragraph">
      <style:paragraph-properties fo:margin-left="0cm" fo:margin-right="0cm" fo:text-align="start" style:justify-single-word="false" fo:text-indent="0cm" style:auto-text-indent="false"/>
      <style:text-properties style:font-name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Courier New"/>
    </style:style>
    <style:style style:name="T3" style:family="text">
      <style:text-properties style:text-position="sub 58%" style:font-name="Times New Roman"/>
    </style:style>
    <style:style style:name="T4" style:family="text">
      <style:text-properties style:font-name="Courier New"/>
    </style:style>
    <style:style style:name="T5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02482" text:style-name="L1">
        <text:list-header>
          <text:p text:style-name="P6">Assertivas de correspondência para Classes:</text:p>
        </text:list-header>
        <text:list-item>
          <text:p text:style-name="P4">Simples</text:p>
          <text:p text:style-name="P1">vocab : Class &lt;= table;</text:p>
        </text:list-item>
        <text:list-item>
          <text:p text:style-name="P4">Com restrições</text:p>
          <text:p text:style-name="P1">vocab : Class &lt;= table {constraints set};</text:p>
          <text:list>
            <text:list-item>
              <text:p text:style-name="P1">vocab : Class &lt;= table {uriCols=[col<text:span text:style-name="T1">1</text:span>,...,col<text:span text:style-name="T1">n</text:span>]};</text:p>
            </text:list-item>
            <text:list-item>
              <text:p text:style-name="P1">vocab : Class &lt;= table {numberCol=number};</text:p>
            </text:list-item>
            <text:list-item>
              <text:p text:style-name="P1">vocab : Class &lt;= table {txtCol='text value'};</text:p>
            </text:list-item>
            <text:list-item>
              <text:p text:style-name="P1">vocab : Class &lt;= table {dateCol='YYYY-MM-DD'};</text:p>
              <text:p text:style-name="P7"/>
              <text:list>
                <text:list-item>
                  <text:list>
                    <text:list-item>
                      <text:list>
                        <text:list-header>
                          <text:p text:style-name="P6">Assertivas de correspondência para Propriedades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Simples</text:p>
          <text:p text:style-name="P1">vocab : property (Class) &lt;= table.column</text:p>
        </text:list-item>
        <text:list-item>
          <text:p text:style-name="P5">Com caminho para chegar a uma coluna de outra tabela</text:p>
          <text:p text:style-name="P2"><text:span text:style-name="T4">vocab : property (Class) &lt;= table</text:span><text:span text:style-name="T2">n</text:span><text:span text:style-name="T4">.column (</text:span></text:p>
          <text:p text:style-name="P2"><text:span text:style-name="T4">table</text:span><text:span text:style-name="T2">1</text:span><text:span text:style-name="T4">.fk</text:span><text:span text:style-name="T2">1</text:span><text:span text:style-name="T4"> = table</text:span><text:span text:style-name="T2">2</text:span><text:span text:style-name="T4">.pk</text:span><text:span text:style-name="T2">2</text:span><text:span text:style-name="T4">, table</text:span><text:span text:style-name="T2">2</text:span><text:span text:style-name="T4">.fk</text:span><text:span text:style-name="T2">2</text:span><text:span text:style-name="T4"> = table</text:span><text:span text:style-name="T2">3</text:span><text:span text:style-name="T4">.pk</text:span><text:span text:style-name="T2">3</text:span><text:span text:style-name="T4">, … , </text:span></text:p>
          <text:p text:style-name="P2"><text:span text:style-name="T4">table</text:span><text:span text:style-name="T2">n-1</text:span><text:span text:style-name="T4">.fk</text:span><text:span text:style-name="T2">n-1</text:span><text:span text:style-name="T4"> = table</text:span><text:span text:style-name="T2">n</text:span><text:span text:style-name="T4">.pk</text:span><text:span text:style-name="T2">n</text:span></text:p>
          <text:p text:style-name="P2"><text:span text:style-name="T4">) </text:span><text:span text:style-name="T5">, onde </text:span><text:span text:style-name="T4">Class</text:span><text:span text:style-name="T5"> foi mapeada para </text:span><text:span text:style-name="T4">table</text:span><text:span text:style-name="T2">1</text:span><text:span text:style-name="T5">.</text:span></text:p>
        </text:list-item>
      </text:list>
      <text:p text:style-name="P8"><text:span text:style-name="T4"/></text:p>
      <text:p text:style-name="P9">Situações que precisam ser pensadas:</text:p>
      <text:list xml:id="list31454098" text:style-name="L3">
        <text:list-item>
          <text:p text:style-name="P3"><text:span text:style-name="T5">Atributos derivados: COUNT(*), SOMATÓRIO de Campos, etc;</text:span></text:p>
        </text:list-item>
        <text:list-item>
          <text:p text:style-name="P3"><text:span text:style-name="T5">Object Properties para relacionamentos (N : N) e (1 : N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2-03-27T09:15:24.71</meta:creation-date>
    <dc:date>2012-04-18T15:11:28.95</dc:date>
    <dc:creator>Luís Teixeira</dc:creator>
    <meta:editing-duration>PT10H19M02S</meta:editing-duration>
    <meta:editing-cycles>14</meta:editing-cycles>
    <meta:generator>BrOffice.org/3.2$Win32 OpenOffice.org_project/320m18$Build-9502</meta:generator>
    <meta:document-statistic meta:table-count="0" meta:image-count="0" meta:object-count="0" meta:page-count="1" meta:paragraph-count="20" meta:word-count="135" meta:character-count="790"/>
  </office:meta>
</office:document-meta>
</file>